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ActivationSpecConfig.getDurableSubscrip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ReplyQos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SubscriptionName( @ Nullable String subscri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DestinationName( @ Nullable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ReplyQosSettings( @ Nullable QosSettings replyQos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AcknowledgeMode( int acknowledg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MaxConcurrency( int max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MessageSelector( @ Nullable String message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Subscri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isSubscriptionDu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AcknowledgeMode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ClientId( @ Nullable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Messag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DurableSubscriptionName( @ Nullable String durableSubscri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ActivationSpecConfig.setSubscriptionShared( boolean subscriptionSha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ActivationSpecConfig.isSubscriptionSh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MessageConverter( @ Nullable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Prefe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isReplyPubSubDom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ActivationSpecConfig.setConcurrency( String concurrenc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ActivationSpecConfig.ge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msActivationSpecConfig.getMaxCon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ReplyPubSubDomain( boolean reply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SubscriptionDurable( boolean subscriptionDur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ActivationSpecConfig.isPubSub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PubSubDomain( boolean 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setPrefetchSize( int prefe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tivationSpecConfig.getAcknowledg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